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PageNumberCitation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geNumberCitation.RtfPageNumberCitation( RtfParagraph parent , Writer w ,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PageNumberCitation.writeRtf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tfPageNumberCitation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geNumberCitation.RtfPageNumberCitation( RtfContainer parent , Writer w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